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2374" officeooo:paragraph-rsid="000f237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0f2374" officeooo:paragraph-rsid="000f237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f2374" officeooo:paragraph-rsid="000f237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8pt" officeooo:rsid="000f2374" officeooo:paragraph-rsid="000f237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Droid Sans Mono" fo:font-size="12pt" fo:font-weight="normal" officeooo:rsid="000f2374" officeooo:paragraph-rsid="000f2374" fo:background-color="transparen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Droid Sans Mono" fo:font-size="12pt" fo:font-weight="normal" officeooo:rsid="000f2374" officeooo:paragraph-rsid="000f2374" fo:background-color="transparen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f2374" officeooo:paragraph-rsid="000f2374" style:font-size-asian="10.5pt" style:font-size-complex="12pt"/>
    </style:style>
    <style:style style:name="T1" style:family="text">
      <style:text-properties officeooo:rsid="0010e915"/>
    </style:style>
    <style:style style:name="T2" style:family="text">
      <style:text-properties officeooo:rsid="0011a4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<text:span text:style-name="T2">3</text:span></text:p>
      <text:p text:style-name="P4"><text:tab/>- <text:span text:style-name="T2">21</text:span> AUG 2023</text:p>
      <text:p text:style-name="P4"/>
      <text:p text:style-name="P4"/>
      <text:p text:style-name="P4"/>
      <text:p text:style-name="P4"/>
      <text:p text:style-name="P4"/>
      <text:p text:style-name="P5">1. Implement an auction marketplace. An auctioneer has a set of items to be auctioned and users can buy an item. Before an item is sold, it should be properly put out for auction - the auctioneer starts with the basic price, and users keep quoting higher and higher prices till no one agrees for a higher price and one of them decides to buy it.</text:p>
      <text:p text:style-name="P5"/>
      <text:p text:style-name="P3">Server.py</text:p>
      <text:p text:style-name="P3"/>
      <text:p text:style-name="P2"/>
      <text:p text:style-name="P2">import socket</text:p>
      <text:p text:style-name="P2">import threading</text:p>
      <text:p text:style-name="P2"/>
      <text:p text:style-name="P2">class AuctionItem:</text:p>
      <text:p text:style-name="P2"><text:s text:c="4"/>def __init__(self, name, initial_price):</text:p>
      <text:p text:style-name="P2"><text:s text:c="8"/>self.name = name</text:p>
      <text:p text:style-name="P2"><text:s text:c="8"/>self.current_price = initial_price</text:p>
      <text:p text:style-name="P2"><text:s text:c="8"/>self.highest_bidder = None</text:p>
      <text:p text:style-name="P2"/>
      <text:p text:style-name="P2"><text:s text:c="4"/>def place_bid(self, bidder, bid_amount):</text:p>
      <text:p text:style-name="P2"><text:s text:c="8"/>if bid_amount &gt; self.current_price:</text:p>
      <text:p text:style-name="P2"><text:s text:c="12"/>self.current_price = bid_amount</text:p>
      <text:p text:style-name="P2"><text:s text:c="12"/>self.highest_bidder = bidder</text:p>
      <text:p text:style-name="P2"><text:s text:c="12"/>return True</text:p>
      <text:p text:style-name="P2"><text:s text:c="8"/>return False</text:p>
      <text:p text:style-name="P2"/>
      <text:p text:style-name="P2"><text:s text:c="4"/>def __str__(self):</text:p>
      <text:p text:style-name="P2"><text:s text:c="8"/>return f"{self.name}: Current Price - {self.current_price}, Highest Bidder - {self.highest_bidder}"</text:p>
      <text:p text:style-name="P2"/>
      <text:p text:style-name="P2">class AuctionServer:</text:p>
      <text:p text:style-name="P2"><text:s text:c="4"/>def __init__(self):</text:p>
      <text:p text:style-name="P2"><text:s text:c="8"/>self.auction_items = {}</text:p>
      <text:p text:style-name="P2"><text:s text:c="8"/>self.lock = threading.Lock()</text:p>
      <text:p text:style-name="P2"/>
      <text:p text:style-name="P2"><text:s text:c="4"/>def add_item(self, item):</text:p>
      <text:p text:style-name="P2"><text:s text:c="8"/>self.auction_items[item.name] = item</text:p>
      <text:p text:style-name="P2"/>
      <text:p text:style-name="P2"><text:s text:c="4"/>def handle_client(self, client_socket):</text:p>
      <text:p text:style-name="P2"><text:s text:c="8"/>while True:</text:p>
      <text:p text:style-name="P2"><text:s text:c="12"/>client_socket.send("1. List Auction Items\n2. Bid for an Item\n3. Exit\n".encode())</text:p>
      <text:p text:style-name="P2"><text:s text:c="12"/>choice = client_socket.recv(1024).decode()</text:p>
      <text:p text:style-name="P2"/>
      <text:p text:style-name="P2"><text:s text:c="12"/>if choice == "1":</text:p>
      <text:p text:style-name="P2"><text:s text:c="16"/>items_list = "\n".join([item.name for item in self.auction_items.values()])</text:p>
      <text:p text:style-name="P2"><text:s text:c="16"/>client_socket.send(items_list.encode())</text:p>
      <text:p text:style-name="P2"><text:s text:c="12"/>elif choice == "2":</text:p>
      <text:p text:style-name="P2"><text:soft-page-break/><text:s text:c="16"/>items_list = "\n".join([item.name for item in self.auction_items.values()])</text:p>
      <text:p text:style-name="P2"><text:s text:c="16"/>client_socket.send(items_list.encode())</text:p>
      <text:p text:style-name="P2"><text:s text:c="16"/>item_name = client_socket.recv(1024).decode()</text:p>
      <text:p text:style-name="P2"><text:s text:c="16"/>if item_name in self.auction_items:</text:p>
      <text:p text:style-name="P2"><text:s text:c="20"/>self.handle_auction(item_name, client_socket)</text:p>
      <text:p text:style-name="P2"><text:s text:c="16"/>else:</text:p>
      <text:p text:style-name="P2"><text:s text:c="20"/>client_socket.send("Item not found.".encode())</text:p>
      <text:p text:style-name="P2"><text:s text:c="12"/>elif choice == "3":</text:p>
      <text:p text:style-name="P2"><text:s text:c="16"/>client_socket.send("Goodbye!".encode())</text:p>
      <text:p text:style-name="P2"><text:s text:c="16"/>break</text:p>
      <text:p text:style-name="P2"><text:s text:c="12"/>else:</text:p>
      <text:p text:style-name="P2"><text:s text:c="16"/>client_socket.send("Invalid choice. Please select again.".encode())</text:p>
      <text:p text:style-name="P2"/>
      <text:p text:style-name="P2"><text:s text:c="4"/>def handle_auction(self, item_name, client_socket):</text:p>
      <text:p text:style-name="P2"><text:s text:c="8"/>auction_item = self.auction_items[item_name]</text:p>
      <text:p text:style-name="P2"><text:s text:c="8"/>client_socket.send(f"Auction for '{item_name}' started with initial price: {auction_item.current_price}".encode())</text:p>
      <text:p text:style-name="P2"><text:s text:c="8"/></text:p>
      <text:p text:style-name="P2"><text:s text:c="8"/>while True:</text:p>
      <text:p text:style-name="P2"><text:s text:c="12"/>client_socket.send("Enter your bid: ".encode())</text:p>
      <text:p text:style-name="P2"><text:s text:c="12"/>bid_amount = int(client_socket.recv(1024).decode())</text:p>
      <text:p text:style-name="P2"><text:s text:c="12"/>if auction_item.place_bid(client_socket.getpeername(), bid_amount):</text:p>
      <text:p text:style-name="P2"><text:s text:c="16"/>client_socket.send(f"Bid accepted! Current highest bid: {auction_item.current_price} by {auction_item.highest_bidder}".encode())</text:p>
      <text:p text:style-name="P2"><text:s text:c="12"/>else:</text:p>
      <text:p text:style-name="P2"><text:s text:c="16"/>client_socket.send("Your bid was not accepted. Please bid a higher amount.".encode())</text:p>
      <text:p text:style-name="P2"><text:s text:c="16"/>break</text:p>
      <text:p text:style-name="P2"/>
      <text:p text:style-name="P2">def main():</text:p>
      <text:p text:style-name="P2"><text:s text:c="4"/>auction_server = AuctionServer()</text:p>
      <text:p text:style-name="P2"/>
      <text:p text:style-name="P2"><text:s text:c="4"/>item1 = AuctionItem("Painting", 100)</text:p>
      <text:p text:style-name="P2"><text:s text:c="4"/>item2 = AuctionItem("Antique Watch", 200)</text:p>
      <text:p text:style-name="P2"><text:s text:c="4"/>item3 = AuctionItem("Rare Coin", 150)</text:p>
      <text:p text:style-name="P2"/>
      <text:p text:style-name="P2"><text:s text:c="4"/>auction_server.add_item(item1)</text:p>
      <text:p text:style-name="P2"><text:s text:c="4"/>auction_server.add_item(item2)</text:p>
      <text:p text:style-name="P2"><text:s text:c="4"/>auction_server.add_item(item3)</text:p>
      <text:p text:style-name="P2"/>
      <text:p text:style-name="P2"><text:s text:c="4"/>server_socket = socket.socket(socket.AF_INET, socket.SOCK_STREAM)</text:p>
      <text:p text:style-name="P2"><text:s text:c="4"/>server_socket.bind(('127.0.0.1', 12345))</text:p>
      <text:p text:style-name="P2"><text:s text:c="4"/>server_socket.listen(5)</text:p>
      <text:p text:style-name="P2"/>
      <text:p text:style-name="P2"><text:s text:c="4"/>print("Auction Server is listening...")</text:p>
      <text:p text:style-name="P2"/>
      <text:p text:style-name="P2"><text:s text:c="4"/>while True:</text:p>
      <text:p text:style-name="P2"><text:s text:c="8"/>client_socket, client_addr = server_socket.accept()</text:p>
      <text:p text:style-name="P2"><text:s text:c="8"/>print(f"Client connected: {client_addr}")</text:p>
      <text:p text:style-name="P2"><text:s text:c="8"/>threading.Thread(target=auction_server.handle_client, args=(client_socket,)).start()</text:p>
      <text:p text:style-name="P2"/>
      <text:p text:style-name="P2">if __name__ == "__main__":</text:p>
      <text:p text:style-name="P2"><text:s text:c="4"/>main()</text:p>
      <text:p text:style-name="P2"><text:soft-page-break/></text:p>
      <text:p text:style-name="P3">client.py</text:p>
      <text:p text:style-name="P3"/>
      <text:p text:style-name="P2">import socket</text:p>
      <text:p text:style-name="P2"/>
      <text:p text:style-name="P2">def main():</text:p>
      <text:p text:style-name="P2"><text:s text:c="4"/>host = '127.0.0.1'</text:p>
      <text:p text:style-name="P2"><text:s text:c="4"/>port = 12345</text:p>
      <text:p text:style-name="P2"/>
      <text:p text:style-name="P2"><text:s text:c="4"/>client_socket = socket.socket(socket.AF_INET, socket.SOCK_STREAM)</text:p>
      <text:p text:style-name="P2"><text:s text:c="4"/>client_socket.connect((host, port))</text:p>
      <text:p text:style-name="P2"/>
      <text:p text:style-name="P2"><text:s text:c="4"/>while True:</text:p>
      <text:p text:style-name="P2"><text:s text:c="8"/>print("1. List Auction Items\n2. Bid for an Item\n3. Exit")</text:p>
      <text:p text:style-name="P2"><text:s text:c="8"/>choice = input("Enter your choice: ")</text:p>
      <text:p text:style-name="P2"><text:s text:c="8"/>client_socket.send(choice.encode())</text:p>
      <text:p text:style-name="P2"/>
      <text:p text:style-name="P2"><text:s text:c="8"/>if choice == "1":</text:p>
      <text:p text:style-name="P2"><text:s text:c="12"/>items_list = client_socket.recv(1024).decode()</text:p>
      <text:p text:style-name="P2"><text:s text:c="12"/>print("Auction Items:")</text:p>
      <text:p text:style-name="P2"><text:s text:c="12"/>print(items_list)</text:p>
      <text:p text:style-name="P2"><text:s text:c="8"/>elif choice == "2":</text:p>
      <text:p text:style-name="P2"><text:s text:c="12"/>items_list = client_socket.recv(1024).decode()</text:p>
      <text:p text:style-name="P2"><text:s text:c="12"/>print("Auction Items:")</text:p>
      <text:p text:style-name="P2"><text:s text:c="12"/>print(items_list)</text:p>
      <text:p text:style-name="P2"><text:s text:c="12"/>item_name = input("Enter the name of the item for auction: ")</text:p>
      <text:p text:style-name="P2"><text:s text:c="12"/>client_socket.send(item_name.encode())</text:p>
      <text:p text:style-name="P2"><text:s text:c="12"/>response = client_socket.recv(1024).decode()</text:p>
      <text:p text:style-name="P2"><text:s text:c="12"/>print(response)</text:p>
      <text:p text:style-name="P2"><text:s text:c="12"/>if "started" in response:</text:p>
      <text:p text:style-name="P2"><text:s text:c="16"/>while True:</text:p>
      <text:p text:style-name="P2"><text:s text:c="20"/>bid_amount = int(input("Enter your bid amount: "))</text:p>
      <text:p text:style-name="P2"><text:s text:c="20"/>client_socket.send(str(bid_amount).encode())</text:p>
      <text:p text:style-name="P2"><text:s text:c="20"/>response = client_socket.recv(1024).decode()</text:p>
      <text:p text:style-name="P2"><text:s text:c="20"/>print(response)</text:p>
      <text:p text:style-name="P2"><text:s text:c="20"/>if "accepted" not in response:</text:p>
      <text:p text:style-name="P2"><text:s text:c="24"/>break</text:p>
      <text:p text:style-name="P2"><text:s text:c="8"/>elif choice == "3":</text:p>
      <text:p text:style-name="P2"><text:s text:c="12"/>print("Goodbye!")</text:p>
      <text:p text:style-name="P2"><text:s text:c="12"/>break</text:p>
      <text:p text:style-name="P2"><text:s text:c="8"/>else:</text:p>
      <text:p text:style-name="P2"><text:s text:c="12"/>print("Invalid choice. Please select again.")</text:p>
      <text:p text:style-name="P2"/>
      <text:p text:style-name="P2"><text:s text:c="4"/>client_socket.close()</text:p>
      <text:p text:style-name="P2"/>
      <text:p text:style-name="P2">if __name__ == "__main__":</text:p>
      <text:p text:style-name="P2"><text:s text:c="4"/>main()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2. Implement an auth service using sockets. Clients can create / sign up an account. <text:s/>Once signed in, you can store key value pairs which you can return as per demand. Implement some form of hashing of password and encryption for kay value paid using a library. Also allow clients to login and upload files in the server and set proper access - either to the whole public or only to certain specific users.</text:p>
      <text:p text:style-name="P5"/>
      <text:p text:style-name="P5"/>
      <text:p text:style-name="P3">Server.py</text:p>
      <text:p text:style-name="P3"/>
      <text:p text:style-name="P2">import socket</text:p>
      <text:p text:style-name="P2">import threading</text:p>
      <text:p text:style-name="P2"/>
      <text:p text:style-name="P2">clients = []</text:p>
      <text:p text:style-name="P2"/>
      <text:p text:style-name="P2">def handle_client(client_socket):</text:p>
      <text:p text:style-name="P2"><text:s text:c="4"/>while True:</text:p>
      <text:p text:style-name="P2"><text:s text:c="8"/>try:</text:p>
      <text:p text:style-name="P2"><text:s text:c="12"/>message = client_socket.recv(1024).decode()</text:p>
      <text:p text:style-name="P2"><text:s text:c="12"/>if not message:</text:p>
      <text:p text:style-name="P2"><text:s text:c="16"/>remove_client(client_socket)</text:p>
      <text:p text:style-name="P2"><text:s text:c="16"/>break</text:p>
      <text:p text:style-name="P2"><text:s text:c="12"/></text:p>
      <text:p text:style-name="P2"><text:s text:c="12"/>broadcast(message, client_socket)</text:p>
      <text:p text:style-name="P2"><text:s text:c="8"/>except:</text:p>
      <text:p text:style-name="P2"><text:s text:c="12"/>remove_client(client_socket)</text:p>
      <text:p text:style-name="P2"><text:s text:c="12"/>break</text:p>
      <text:p text:style-name="P2"/>
      <text:p text:style-name="P2">def broadcast(message, sender_socket):</text:p>
      <text:p text:style-name="P2"><text:s text:c="4"/>for client in clients:</text:p>
      <text:p text:style-name="P2"><text:s text:c="8"/>if client != sender_socket:</text:p>
      <text:p text:style-name="P2"><text:s text:c="12"/>try:</text:p>
      <text:p text:style-name="P2"><text:s text:c="16"/>client.send(message.encode())</text:p>
      <text:p text:style-name="P2"><text:s text:c="12"/>except:</text:p>
      <text:p text:style-name="P2"><text:s text:c="16"/>continue</text:p>
      <text:p text:style-name="P2"/>
      <text:p text:style-name="P2">def remove_client(client_socket):</text:p>
      <text:p text:style-name="P2"><text:s text:c="4"/>if client_socket in clients:</text:p>
      <text:p text:style-name="P2"><text:s text:c="8"/>clients.remove(client_socket)</text:p>
      <text:p text:style-name="P2"/>
      <text:p text:style-name="P2">def main():</text:p>
      <text:p text:style-name="P2"><text:s text:c="4"/>server = socket.socket(socket.AF_INET, socket.SOCK_STREAM)</text:p>
      <text:p text:style-name="P2"><text:s text:c="4"/>server.bind(('127.0.0.1', 12345))</text:p>
      <text:p text:style-name="P2"><text:s text:c="4"/>server.listen(5)</text:p>
      <text:p text:style-name="P2"><text:s text:c="4"/></text:p>
      <text:p text:style-name="P2"><text:s text:c="4"/>print("Server is listening...")</text:p>
      <text:p text:style-name="P2"><text:s text:c="4"/></text:p>
      <text:p text:style-name="P2"><text:s text:c="4"/>while True:</text:p>
      <text:p text:style-name="P2"><text:s text:c="8"/>client_socket, client_addr = server.accept()</text:p>
      <text:p text:style-name="P2"><text:s text:c="8"/>clients.append(client_socket)</text:p>
      <text:p text:style-name="P2"><text:soft-page-break/><text:s text:c="8"/></text:p>
      <text:p text:style-name="P2"><text:s text:c="8"/>print(f"Connected to {client_addr}")</text:p>
      <text:p text:style-name="P2"><text:s text:c="8"/></text:p>
      <text:p text:style-name="P2"><text:s text:c="8"/>client_thread = threading.Thread(target=handle_client, args=(client_socket,))</text:p>
      <text:p text:style-name="P2"><text:s text:c="8"/>client_thread.start()</text:p>
      <text:p text:style-name="P2"/>
      <text:p text:style-name="P2">if __name__ == "__main__":</text:p>
      <text:p text:style-name="P2"><text:s text:c="4"/>main()</text:p>
      <text:p text:style-name="P2"/>
      <text:p text:style-name="P2"/>
      <text:p text:style-name="P3">Client.py</text:p>
      <text:p text:style-name="P3"/>
      <text:p text:style-name="P2">import socket</text:p>
      <text:p text:style-name="P2">import threading</text:p>
      <text:p text:style-name="P2"/>
      <text:p text:style-name="P2">def receive_messages(client_socket):</text:p>
      <text:p text:style-name="P2"><text:s text:c="4"/>while True:</text:p>
      <text:p text:style-name="P2"><text:s text:c="8"/>try:</text:p>
      <text:p text:style-name="P2"><text:s text:c="12"/>message = client_socket.recv(1024).decode()</text:p>
      <text:p text:style-name="P2"><text:s text:c="12"/>print(message)</text:p>
      <text:p text:style-name="P2"><text:s text:c="8"/>except:</text:p>
      <text:p text:style-name="P2"><text:s text:c="12"/>print("Connection closed.")</text:p>
      <text:p text:style-name="P2"><text:s text:c="12"/>break</text:p>
      <text:p text:style-name="P2"/>
      <text:p text:style-name="P2">def main():</text:p>
      <text:p text:style-name="P2"><text:s text:c="4"/>client = socket.socket(socket.AF_INET, socket.SOCK_STREAM)</text:p>
      <text:p text:style-name="P2"><text:s text:c="4"/>client.connect(('127.0.0.1', 12345))</text:p>
      <text:p text:style-name="P2"><text:s text:c="4"/></text:p>
      <text:p text:style-name="P2"><text:s text:c="4"/>receive_thread = threading.Thread(target=receive_messages, args=(client,))</text:p>
      <text:p text:style-name="P2"><text:s text:c="4"/>receive_thread.start()</text:p>
      <text:p text:style-name="P2"><text:s text:c="4"/></text:p>
      <text:p text:style-name="P2"><text:s text:c="4"/>while True:</text:p>
      <text:p text:style-name="P2"><text:s text:c="8"/>message = input()</text:p>
      <text:p text:style-name="P2"><text:s text:c="8"/>client.send(message.encode())</text:p>
      <text:p text:style-name="P2"/>
      <text:p text:style-name="P2">if __name__ == "__main__":</text:p>
      <text:p text:style-name="P2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6:50:05.440830475</meta:creation-date>
    <dc:date>2023-09-03T17:11:37.614360631</dc:date>
    <meta:editing-duration>PT14M10S</meta:editing-duration>
    <meta:editing-cycles>4</meta:editing-cycles>
    <meta:generator>LibreOffice/7.5.5.2$Linux_X86_64 LibreOffice_project/50$Build-2</meta:generator>
    <meta:document-statistic meta:table-count="0" meta:image-count="0" meta:object-count="0" meta:page-count="5" meta:paragraph-count="181" meta:word-count="609" meta:character-count="7180" meta:non-whitespace-character-count="5321"/>
  </office:meta>
</office:document-meta>
</file>